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5483" officeooo:paragraph-rsid="000b5483"/>
    </style:style>
    <style:style style:name="P2" style:family="paragraph" style:parent-style-name="Standard">
      <style:text-properties officeooo:rsid="000be272" officeooo:paragraph-rsid="000be272"/>
    </style:style>
    <style:style style:name="P3" style:family="paragraph" style:parent-style-name="Standard">
      <style:text-properties officeooo:rsid="000be272" officeooo:paragraph-rsid="000edc6d"/>
    </style:style>
    <style:style style:name="P4" style:family="paragraph" style:parent-style-name="Standard">
      <style:text-properties officeooo:rsid="000c2db2" officeooo:paragraph-rsid="000c2db2"/>
    </style:style>
    <style:style style:name="P5" style:family="paragraph" style:parent-style-name="Standard">
      <style:text-properties officeooo:rsid="000edc6d" officeooo:paragraph-rsid="000edc6d"/>
    </style:style>
    <style:style style:name="P6" style:family="paragraph" style:parent-style-name="Standard">
      <style:text-properties officeooo:rsid="000edc6d" officeooo:paragraph-rsid="000f75d7"/>
    </style:style>
    <style:style style:name="P7" style:family="paragraph" style:parent-style-name="Standard">
      <style:text-properties officeooo:rsid="000edc6d" officeooo:paragraph-rsid="001175c9"/>
    </style:style>
    <style:style style:name="P8" style:family="paragraph" style:parent-style-name="Standard">
      <style:text-properties fo:font-size="12pt" officeooo:rsid="000be272" officeooo:paragraph-rsid="000edc6d" style:font-size-asian="10.5pt" style:font-size-complex="12pt"/>
    </style:style>
    <style:style style:name="P9" style:family="paragraph" style:parent-style-name="Standard">
      <style:text-properties fo:font-size="12pt" officeooo:rsid="000c2db2" officeooo:paragraph-rsid="000c2db2" style:font-size-asian="10.5pt" style:font-size-complex="12pt"/>
    </style:style>
    <style:style style:name="P10" style:family="paragraph" style:parent-style-name="Standard">
      <style:text-properties officeooo:rsid="000f75d7" officeooo:paragraph-rsid="001175c9"/>
    </style:style>
    <style:style style:name="P11" style:family="paragraph" style:parent-style-name="Standard">
      <style:text-properties officeooo:rsid="001175c9" officeooo:paragraph-rsid="001175c9"/>
    </style:style>
    <style:style style:name="P12" style:family="paragraph" style:parent-style-name="Title">
      <style:text-properties fo:font-weight="normal" officeooo:rsid="00141550" officeooo:paragraph-rsid="00141550" style:font-weight-asian="normal" style:font-weight-complex="normal"/>
    </style:style>
    <style:style style:name="T1" style:family="text">
      <style:text-properties officeooo:rsid="000be272"/>
    </style:style>
    <style:style style:name="T2" style:family="text">
      <style:text-properties officeooo:rsid="000c2db2"/>
    </style:style>
    <style:style style:name="T3" style:family="text">
      <style:text-properties officeooo:rsid="000edc6d"/>
    </style:style>
    <style:style style:name="T4" style:family="text">
      <style:text-properties officeooo:rsid="000f75d7"/>
    </style:style>
    <style:style style:name="T5" style:family="text">
      <style:text-properties officeooo:rsid="001273f7"/>
    </style:style>
    <style:style style:name="T6" style:family="text">
      <style:text-properties officeooo:rsid="00179f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tour d’expérience</text:p>
      <text:p text:style-name="Text_20_body"/>
      <text:p text:style-name="P1">L’objectif étant de mettre en place une gestion de base de données pour l’amélioration d’une ligne de pizzeria en ligne, 5 <text:span text:style-name="T1">points de ventes </text:span>déjà <text:span text:style-name="T1">fonctionnel</text:span> et 3 <text:span text:style-name="T1">sont </text:span>en prévision.</text:p>
      <text:p text:style-name="P1">Le but fondamental du groupe « OC pizza » mettre en place une meilleure optimisation de ses points de ventes pour pouvoir suivre en temps réel, chaque étape de la chaîne de production de pizza, <text:span text:style-name="T1">du choix de pizza à la quantité d’ingrédient restant en stock et finissant par la livraison …</text:span></text:p>
      <text:p text:style-name="P8"/>
      <text:p text:style-name="P3">La première démarche, visualis<text:span text:style-name="T6">e </text:span>le schéma de la ligne de production de pizza <text:s/>sous une forme de modèle relationnel . <text:span text:style-name="T3">Suivi de l’analyse des composants </text:span>constituant l’ensemble des classes de notre modèle relationnel.</text:p>
      <text:p text:style-name="P2">Ensuite un diagramme de déploiement des composants physiques <text:span text:style-name="T2">pour comprendre le cheminement</text:span> <text:s/><text:span text:style-name="T2">effectué</text:span></text:p>
      <text:p text:style-name="P4">par un client pour choisir, commander payer et se faire livrer <text:s/>sa commander le plus rapidement possible de manière simple et intuitive.</text:p>
      <text:p text:style-name="P4">Les différentes difficultés rencontr<text:span text:style-name="T6">és</text:span> lors de l’élaboration de cette étude <text:span text:style-name="T3">de projet.</text:span></text:p>
      <text:p text:style-name="P4">Enfin le dernier point à évoquer, le choix d’un Système de Gestion de Base de Données Relationnel qui conviendrait à ce type de projet.</text:p>
      <text:p text:style-name="P9"/>
      <text:p text:style-name="P5">L’utilisation des différents modèles de diagrammes ont été réalisés <text:s/>dans le langage UML pour faciliter leur interprétation par un grand nombre de personnes concernées par le projet (chef de projet, développeur, client…).</text:p>
      <text:p text:style-name="P5"/>
      <text:p text:style-name="P6">Le <text:span text:style-name="T4">modèle relationnel de ce projet, élaboré dans un diagramme de classe comprenant toutes les classes ainsi que leurs liens respectifs ont eu comme difficultés de bien mettre en place ce lien relationnel qui les unis entre elles (un à un / un à plusieurs). </text:span></text:p>
      <text:p text:style-name="P6"/>
      <text:p text:style-name="P10">Concernant le diagramme de composants, une des difficultés était de trouv<text:span text:style-name="T5">er</text:span> le composants internes des trois bloc<text:span text:style-name="T6">s</text:span> principaux ainsi que leurs interfaces <text:span text:style-name="T6">interconnectivité</text:span> respective, l’autre difficulté était de trouvé un serveur Web en adéquation avec un système de codage et un serveur de Base de Données compatible avec le projet traité.</text:p>
      <text:p text:style-name="P7"/>
      <text:p text:style-name="P11">Le choix du serveur Web s’est porté sur NGNIX pour un rendement de traitement optimum , le serveur pour le codage s’est orienté sur Gunicorn pour une utilisation d’un système de codage au format PYTHON par l’intermédiaire d’un module Django pour le codage de script PYTH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7:29:48.774470395</meta:creation-date>
    <dc:date>2019-03-30T10:18:20.365875801</dc:date>
    <meta:editing-duration>PT17M52S</meta:editing-duration>
    <meta:editing-cycles>7</meta:editing-cycles>
    <meta:generator>LibreOffice/6.0.7.3$Linux_X86_64 LibreOffice_project/00m0$Build-3</meta:generator>
    <meta:document-statistic meta:table-count="0" meta:image-count="0" meta:object-count="0" meta:page-count="1" meta:paragraph-count="12" meta:word-count="363" meta:character-count="2248" meta:non-whitespace-character-count="1891"/>
  </office:meta>
</office:document-meta>
</file>